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d92b" officeooo:paragraph-rsid="0019d92b"/>
    </style:style>
    <style:style style:name="P2" style:family="paragraph" style:parent-style-name="Standard">
      <style:text-properties officeooo:paragraph-rsid="0019d92b"/>
    </style:style>
    <style:style style:name="T1" style:family="text">
      <style:text-properties officeooo:rsid="0019d92b"/>
    </style:style>
    <style:style style:name="T2" style:family="text">
      <style:text-properties officeooo:rsid="001add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ank you for purchasing the Twoolhead, and for supporting the development being done by the Colorado Printing Project.</text:p>
      <text:p text:style-name="P1"/>
      <text:p text:style-name="P1">To get started, please download the Twoolhead source from Github. This will include a complete startup guide in the <text:span text:style-name="T2">getting_started</text:span> folder, along with the part files, bill of materials and all other source materials created during development.</text:p>
      <text:p text:style-name="P1"/>
      <text:p text:style-name="P1">https://github.com/coloradoprintingproject/twoolhead</text:p>
      <text:p text:style-name="P1"/>
      <text:p text:style-name="P1">The Twoolhead will work with pretty much any slicing software, but needs custom start and end gcode.</text:p>
      <text:p text:style-name="P1"/>
      <text:p text:style-name="P2"><text:span text:style-name="T1">If you have any questions or difficulties getting started, please get in touch with me directly at bam@coloradoprintingproject.org.</text:span></text:p>
      <text:p text:style-name="P1"/>
      <text:p text:style-name="P1">Again, <text:span text:style-name="T2">thank you</text:span> for <text:span text:style-name="T2">your</text:span> support <text:span text:style-name="T2">of</text:span> the Colorado Printing Project</text:p>
      <text:p text:style-name="P1"/>
      <text:p text:style-name="P1">-Brent MacKenzie <text:span text:style-name="T2">(bam)</text:span></text:p>
      <text:p text:style-name="P1"><text:s/>Founder</text:p>
      <text:p text:style-name="P1"><text:s/>Colorado Printing Project, Lt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09:13:29.141443626</meta:creation-date>
    <dc:date>2017-12-22T09:47:48.493784913</dc:date>
    <meta:editing-duration>PT3M28S</meta:editing-duration>
    <meta:editing-cycles>2</meta:editing-cycles>
    <meta:generator>LibreOffice/5.2.7.2$Linux_X86_64 LibreOffice_project/20m0$Build-2</meta:generator>
    <meta:print-date>2017-12-22T09:46:49.014566167</meta:print-date>
    <meta:document-statistic meta:table-count="0" meta:image-count="0" meta:object-count="0" meta:page-count="1" meta:paragraph-count="9" meta:word-count="110" meta:character-count="773" meta:non-whitespace-character-count="670"/>
  </office:meta>
</office:document-meta>
</file>